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Sans" svg:font-family="'Liberation Sans'" style:font-family-generic="swiss"/>
    <style:font-face style:name="FreeSans1" svg:font-family="FreeSans" style:font-family-generic="system"/>
    <style:font-face style:name="Liberation Serif2" svg:font-family="'Liberation Serif'" style:font-family-generic="system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style:contextual-spacing="false"/>
      <style:text-properties officeooo:rsid="001618a2" officeooo:paragraph-rsid="001618a2"/>
    </style:style>
    <style:style style:name="P2" style:family="paragraph" style:parent-style-name="Preformatted_20_Text">
      <style:paragraph-properties fo:margin-top="0in" fo:margin-bottom="0in" style:contextual-spacing="false"/>
      <style:text-properties officeooo:rsid="00165191" officeooo:paragraph-rsid="00165191"/>
    </style:style>
    <style:style style:name="P3" style:family="paragraph" style:parent-style-name="Preformatted_20_Text">
      <style:paragraph-properties fo:margin-top="0in" fo:margin-bottom="0in" style:contextual-spacing="false"/>
      <style:text-properties officeooo:rsid="001829ba" officeooo:paragraph-rsid="001829ba"/>
    </style:style>
    <style:style style:name="P4" style:family="paragraph" style:parent-style-name="Preformatted_20_Text" style:master-page-name="Standard">
      <style:paragraph-properties fo:margin-top="0in" fo:margin-bottom="0in" style:contextual-spacing="false" style:page-number="auto"/>
      <style:text-properties fo:color="#000000" fo:font-weight="bold" officeooo:rsid="001618a2" officeooo:paragraph-rsid="001618a2" style:font-weight-asian="bold" style:language-complex="ar" style:country-complex="SA" style:font-weight-complex="bold"/>
    </style:style>
    <style:style style:name="P5" style:family="paragraph" style:parent-style-name="Preformatted_20_Text">
      <style:paragraph-properties fo:margin-top="0in" fo:margin-bottom="0in" style:contextual-spacing="false"/>
      <style:text-properties officeooo:rsid="001618a2" officeooo:paragraph-rsid="001618a2"/>
    </style:style>
    <style:style style:name="P6" style:family="paragraph" style:parent-style-name="Preformatted_20_Text">
      <style:paragraph-properties fo:margin-top="0in" fo:margin-bottom="0in" style:contextual-spacing="false"/>
      <style:text-properties officeooo:rsid="0019e97b" officeooo:paragraph-rsid="0019e97b"/>
    </style:style>
    <style:style style:name="P7" style:family="paragraph" style:parent-style-name="Preformatted_20_Text">
      <style:paragraph-properties fo:margin-top="0in" fo:margin-bottom="0in" style:contextual-spacing="false"/>
      <style:text-properties officeooo:rsid="001829ba" officeooo:paragraph-rsid="001829ba"/>
    </style:style>
    <style:style style:name="P8" style:family="paragraph" style:parent-style-name="Preformatted_20_Text">
      <style:paragraph-properties fo:margin-top="0in" fo:margin-bottom="0in" style:contextual-spacing="false"/>
      <style:text-properties fo:font-weight="bold" officeooo:rsid="001d3ab7" officeooo:paragraph-rsid="001d3ab7" style:font-weight-asian="bold" style:font-weight-complex="bold"/>
    </style:style>
    <style:style style:name="P9" style:family="paragraph" style:parent-style-name="Preformatted_20_Text">
      <style:paragraph-properties fo:margin-top="0in" fo:margin-bottom="0in" style:contextual-spacing="false"/>
      <style:text-properties fo:font-weight="normal" officeooo:rsid="001d6c88" officeooo:paragraph-rsid="001d6c88" style:font-weight-asian="normal" style:font-weight-complex="normal"/>
    </style:style>
    <style:style style:name="P10" style:family="paragraph" style:parent-style-name="Preformatted_20_Text">
      <style:paragraph-properties fo:margin-top="0in" fo:margin-bottom="0in" style:contextual-spacing="false"/>
      <style:text-properties fo:font-weight="normal" officeooo:rsid="00165191" officeooo:paragraph-rsid="001f6dc6" style:font-weight-asian="normal" style:font-weight-complex="normal"/>
    </style:style>
    <style:style style:name="P11" style:family="paragraph" style:parent-style-name="Preformatted_20_Text">
      <style:paragraph-properties fo:margin-top="0in" fo:margin-bottom="0in" style:contextual-spacing="false"/>
      <style:text-properties officeooo:rsid="00165191" officeooo:paragraph-rsid="00165191"/>
    </style:style>
    <style:style style:name="P12" style:family="paragraph" style:parent-style-name="Preformatted_20_Text">
      <style:paragraph-properties fo:margin-top="0in" fo:margin-bottom="0in" style:contextual-spacing="false"/>
      <style:text-properties officeooo:rsid="00165191" officeooo:paragraph-rsid="001f6dc6"/>
    </style:style>
    <style:style style:name="P13" style:family="paragraph" style:parent-style-name="Preformatted_20_Text">
      <style:paragraph-properties fo:margin-top="0in" fo:margin-bottom="0in" style:contextual-spacing="false"/>
      <style:text-properties officeooo:rsid="001f6dc6" officeooo:paragraph-rsid="001f6dc6"/>
    </style:style>
    <style:style style:name="T1" style:family="text">
      <style:text-properties officeooo:rsid="001b0a5b"/>
    </style:style>
    <style:style style:name="T2" style:family="text">
      <style:text-properties officeooo:rsid="001be81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6dc6" style:font-weight-asian="normal" style:font-weight-complex="normal"/>
    </style:style>
    <style:style style:name="T5" style:family="text">
      <style:text-properties officeooo:rsid="001e9690"/>
    </style:style>
    <style:style style:name="T6" style:family="text">
      <style:text-properties officeooo:rsid="001f6d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lbina</text:p>
      <text:p text:style-name="P1"/>
      <text:p text:style-name="P1"/>
      <text:p text:style-name="P2">An Explorer's Footsteps: <text:a xlink:type="simple" xlink:href="http://wiki.ffxiclopedia.org/wiki/Category:Other_Quests">http://wiki.ffxiclopedia.org/wiki/Category:Other_Quests</text:a></text:p>
      <text:p text:style-name="P2">– Map of Crawler's Nest</text:p>
      <text:p text:style-name="P2">– 10,000 gil</text:p>
      <text:p text:style-name="P2">– 1000 XP</text:p>
      <text:p text:style-name="P2">– Sky Orb</text:p>
      <text:p text:style-name="P2"/>
      <text:p text:style-name="P3">Cargo: <text:a xlink:type="simple" xlink:href="http://wiki.ffxiclopedia.org/wiki/Cargo">http://wiki.ffxiclopedia.org/wiki/Cargo</text:a></text:p>
      <text:p text:style-name="P3">– 2000 to 6000 gil</text:p>
      <text:p text:style-name="P3">– 500 XP</text:p>
      <text:p text:style-name="P3">– x2 Beastman's Seal</text:p>
      <text:p text:style-name="P2"/>
      <text:p text:style-name="P2"/>
      <text:p text:style-name="P2"/>
      <text:p text:style-name="P2">The Sand Charm: <text:a xlink:type="simple" xlink:href="http://wiki.ffxiclopedia.org/wiki/The_Sand_Charm">http://wiki.ffxiclopedia.org/wiki/The_Sand_Charm</text:a></text:p>
      <text:p text:style-name="P2">– Map of Bostauneiux Oubliette</text:p>
      <text:p text:style-name="P2">– 10,000 gil</text:p>
      <text:p text:style-name="P2">– 1000 XP</text:p>
      <text:p text:style-name="P2">– Comet Orb</text:p>
      <text:p text:style-name="P2"/>
      <text:p text:style-name="P2">Unforgiven: <text:a xlink:type="simple" xlink:href="http://wiki.ffxiclopedia.org/wiki/Unforgiven">http://wiki.ffxiclopedia.org/wiki/Unforgiven</text:a></text:p>
      <text:p text:style-name="P2">– Map of Tavnazia</text:p>
      <text:p text:style-name="P2">– Cloudy Orb</text:p>
      <text:p text:style-name="P2">– 500 XP</text:p>
      <text:p text:style-name="P2"/>
      <text:p text:style-name="P3">Go! Go! Gobmuffin!: <text:a xlink:type="simple" xlink:href="http://wiki.ffxiclopedia.org/wiki/Go!_Go!_Gobmuffin">http://wiki.ffxiclopedia.org/wiki/Go!_Go!_Gobmuffin</text:a>!</text:p>
      <text:p text:style-name="P3">– Map of Cape Riverne</text:p>
      <text:p text:style-name="P3">– 5000 Gil</text:p>
      <text:p text:style-name="P3">– 500 XP</text:p>
      <text:p text:style-name="P3"/>
      <text:p text:style-name="P3">Under the Sea: <text:a xlink:type="simple" xlink:href="http://wiki.ffxiclopedia.org/wiki/Under_the_Sea">http://wiki.ffxiclopedia.org/wiki/Under_the_Sea</text:a></text:p>
      <text:p text:style-name="P3">NOTE: You can obtain a Greedie by:</text:p>
      <text:p text:style-name="P3">– 2,000 gil</text:p>
      <text:p text:style-name="P3">– augmented Amber Earring</text:p>
      <text:p text:style-name="P3">– <text:span text:style-name="T2">Scroll of Water II</text:span></text:p>
      <text:p text:style-name="P3"/>
      <text:p text:style-name="P1"/>
      <text:p text:style-name="P6">The Gift: <text:a xlink:type="simple" xlink:href="http://wiki.ffxiclopedia.org/wiki/The_Gift">http://wiki.ffxiclopedia.org/wiki/The_Gift</text:a></text:p>
      <text:p text:style-name="P6">– 2,000 gil</text:p>
      <text:p text:style-name="P6">– augmented Sleep Dagger</text:p>
      <text:p text:style-name="P6">– <text:span text:style-name="T1">Scroll of Sleep</text:span></text:p>
      <text:p text:style-name="P6"/>
      <text:p text:style-name="P6">The Real Gift: <text:a xlink:type="simple" xlink:href="http://wiki.ffxiclopedia.org/wiki/The_Gift">http://wiki.ffxiclopedia.org/wiki/The_Gift</text:a></text:p>
      <text:p text:style-name="P6">– 2,000 gil</text:p>
      <text:p text:style-name="P6">– Scroll of Water III</text:p>
      <text:p text:style-name="P6">– Scroll of Waterga 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Recycling Rods: <text:a xlink:type="simple" xlink:href="http://wiki.ffxiclopedia.org/wiki/Recycling_Rods"><text:span text:style-name="T3">http://wiki.ffxiclopedia.org/wiki/Recycling_Rods</text:span></text:a></text:p>
      <text:p text:style-name="P8"><text:span text:style-name="T3">NOTE: you do not need a rod, simply examine the ??? near the water</text:span></text:p>
      <text:p text:style-name="P8"><text:span text:style-name="T3">NOTE: the NM is made much easier</text:span></text:p>
      <text:p text:style-name="P8"><text:span text:style-name="T3">– 12,000 gil</text:span></text:p>
      <text:p text:style-name="P8"><text:span text:style-name="T3">– </text:span><text:span text:style-name="T4">Comet</text:span><text:span text:style-name="T3"> Orb</text:span></text:p>
      <text:p text:style-name="P8"><text:span text:style-name="T3">– </text:span><text:span text:style-name="T4">2000 XP</text:span></text:p>
      <text:p text:style-name="P8"/>
      <text:p text:style-name="P9">Way to Cook: <text:a xlink:type="simple" xlink:href="http://wiki.ffxiclopedia.org/wiki/Way_of_the_Cook">http://wiki.ffxiclopedia.org/wiki/Way_of_the_Cook</text:a></text:p>
      <text:p text:style-name="P9">– 5,000 gil</text:p>
      <text:p text:style-name="P9">– <text:span text:style-name="T5">x2 Beastman's Seal</text:span></text:p>
      <text:p text:style-name="P9">– <text:span text:style-name="T6">500 XP</text:span></text:p>
      <text:p text:style-name="P9"/>
      <text:p text:style-name="P12">His Name is Valgeir: <text:a xlink:type="simple" xlink:href="http://wiki.ffxiclopedia.org/wiki/His_Name_is_Valgeir">http://wiki.ffxiclopedia.org/wiki/His_Name_is_Valgeir</text:a></text:p>
      <text:p text:style-name="P12">– 10,000 gil</text:p>
      <text:p text:style-name="P12">– 1<text:span text:style-name="T6">5</text:span>00 XP</text:p>
      <text:p text:style-name="P12">– Map of Toraimarai Canal</text:p>
      <text:p text:style-name="P10">– Star Orb</text:p>
      <text:p text:style-name="P8"><text:span text:style-name="T3"/></text:p>
      <text:p text:style-name="P13">Expertise: <text:a xlink:type="simple" xlink:href="http://wiki.ffxiclopedia.org/wiki/Expertise">http://wiki.ffxiclopedia.org/wiki/Expertise</text:a></text:p>
      <text:p text:style-name="P13">– 10,000 gil</text:p>
      <text:p text:style-name="P13">– Tableware Set</text:p>
      <text:p text:style-name="P13"/>
      <text:p text:style-name="P13">The Sand Charm: <text:a xlink:type="simple" xlink:href="http://wiki.ffxiclopedia.org/wiki/The_Sand_Charm">http://wiki.ffxiclopedia.org/wiki/The_Sand_Charm</text:a></text:p>
      <text:p text:style-name="P13">– 4000 gil</text:p>
      <text:p text:style-name="P13">– Map of Bostauniex Oubliette</text:p>
      <text:p text:style-name="P13">– 1000 XP</text:p>
      <text:p text:style-name="P13">– Sky Orb</text:p>
      <text:p text:style-name="P13"/>
      <text:p text:style-name="P13">The Clue: <text:a xlink:type="simple" xlink:href="http://wiki.ffxiclopedia.org/wiki/The_Clue">http://wiki.ffxiclopedia.org/wiki/The_Clue</text:a></text:p>
      <text:p text:style-name="P13">– 8000 gil</text:p>
      <text:p text:style-name="P13">– Sky Orb</text:p>
      <text:p text:style-name="P13">– 500 XP</text:p>
      <text:p text:style-name="P13"/>
      <text:p text:style-name="P13">A Potter's Preference: <text:a xlink:type="simple" xlink:href="http://wiki.ffxiclopedia.org/wiki/A_Potter%27s_Preference">http://wiki.ffxiclopedia.org/wiki/A_Potter%27s_Preference</text:a></text:p>
      <text:p text:style-name="P13">– 4000 gil</text:p>
      <text:p text:style-name="P13">– Cloudy Orb</text:p>
      <text:p text:style-name="P13"/>
      <text:p text:style-name="P13">The Basics: <text:a xlink:type="simple" xlink:href="http://wiki.ffxiclopedia.org/wiki/The_Basics">http://wiki.ffxiclopedia.org/wiki/The_Basics</text:a></text:p>
      <text:p text:style-name="P13">– Tea Set</text:p>
      <text:p text:style-name="P13">– x5 Beastman's Seal</text:p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Sans" svg:font-family="'Liberation Sans'" style:font-family-generic="swiss"/>
    <style:font-face style:name="FreeSans1" svg:font-family="FreeSans" style:font-family-generic="system"/>
    <style:font-face style:name="Liberation Serif2" svg:font-family="'Liberation Serif'" style:font-family-generic="system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en" fo:country="US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fo:font-size="14pt" fo:language="en" fo:country="US" style:font-name-asian="FreeSans1" style:font-family-asian="FreeSans" style:font-family-generic-asian="system" style:font-size-asian="14pt" style:language-asian="zh" style:country-asian="CN" style:font-name-complex="FreeSans" style:font-family-complex="FreeSans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 fo:text-align="start" style:justify-single-word="false" fo:orphans="0" fo:widows="0"/>
      <style:text-properties fo:color="#000000" style:font-name="Liberation Serif1" fo:font-family="'Liberation Serif'" style:font-family-generic="roman" fo:font-size="12pt" fo:language="en" fo:country="US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List" style:family="paragraph" style:parent-style-name="Text_20_body" style:default-outline-level="" style:class="list">
      <style:paragraph-properties fo:margin-top="0in" fo:margin-bottom="0.0972in" style:contextual-spacing="false" fo:text-align="start" style:justify-single-word="false" fo:orphans="0" fo:widows="0"/>
      <style:text-properties fo:color="#000000" style:font-name="Liberation Serif1" fo:font-family="'Liberation Serif'" style:font-family-generic="roman" fo:font-size="12pt" fo:language="en" fo:country="US" style:font-name-asian="FreeSans1" style:font-family-asian="FreeSans" style:font-family-generic-asian="system" style:font-size-asian="12pt" style:language-asian="zh" style:country-asian="CN" style:font-name-complex="FreeSans2" style:font-family-complex="FreeSans" style:font-family-generic-complex="swiss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 text:number-lines="false" text:line-number="0"/>
      <style:text-properties fo:color="#000000" style:font-name="Liberation Serif1" fo:font-family="'Liberation Serif'" style:font-family-generic="roman" fo:font-size="12pt" fo:language="en" fo:country="US" fo:font-style="italic" style:font-name-asian="FreeSans1" style:font-family-asian="FreeSans" style:font-family-generic-asian="system" style:font-size-asian="12pt" style:language-asian="zh" style:country-asian="CN" style:font-style-asian="italic" style:font-name-complex="FreeSans2" style:font-family-complex="FreeSans" style:font-family-generic-complex="swiss" style:font-size-complex="12pt" style:language-complex="hi" style:country-complex="IN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/>
      <style:text-properties fo:color="#000000" style:font-name="Liberation Serif1" fo:font-family="'Liberation Serif'" style:font-family-generic="roman" fo:font-size="12pt" fo:language="en" fo:country="US" style:font-name-asian="FreeSans1" style:font-family-asian="FreeSans" style:font-family-generic-asian="system" style:font-size-asian="12pt" style:language-asian="zh" style:country-asian="CN" style:font-name-complex="FreeSans2" style:font-family-complex="FreeSans" style:font-family-generic-complex="swiss" style:font-size-complex="12pt" style:language-complex="hi" style:country-complex="IN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 fo:text-align="start" style:justify-single-word="false" fo:orphans="0" fo:widows="0"/>
      <style:text-properties fo:color="#000000" style:font-name="Liberation Mono" fo:font-family="'Liberation Mono'" style:font-family-generic="roman" fo:font-size="10pt" fo:language="en" fo:country="US" style:font-name-asian="Liberation Serif2" style:font-family-asian="'Liberation Serif'" style:font-family-generic-asian="system" style:font-size-asian="10pt" style:language-asian="zh" style:country-asian="CN" style:font-size-complex="10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#000000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5-19T12:19:25.309735840</dc:date>
    <meta:editing-duration>PT18M42S</meta:editing-duration>
    <meta:editing-cycles>10</meta:editing-cycles>
    <meta:document-statistic meta:table-count="0" meta:image-count="0" meta:object-count="0" meta:page-count="3" meta:paragraph-count="69" meta:word-count="207" meta:character-count="1822" meta:non-whitespace-character-count="1635"/>
  </office:meta>
</office:document-meta>
</file>